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65563" officeooo:paragraph-rsid="00265563"/>
    </style:style>
    <style:style style:name="P2" style:family="paragraph" style:parent-style-name="Standard">
      <style:text-properties officeooo:rsid="00265563" officeooo:paragraph-rsid="00265563"/>
    </style:style>
    <style:style style:name="P3" style:family="paragraph" style:parent-style-name="Standard">
      <style:text-properties officeooo:rsid="00294ebe" officeooo:paragraph-rsid="00294ebe"/>
    </style:style>
    <style:style style:name="P4" style:family="paragraph" style:parent-style-name="Standard">
      <style:text-properties officeooo:rsid="002a3010" officeooo:paragraph-rsid="002a3010"/>
    </style:style>
    <style:style style:name="T1" style:family="text">
      <style:text-properties officeooo:rsid="002a30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rting and gathering part 3</text:p>
      <text:p text:style-name="P1"/>
      <text:p text:style-name="P1">Welcome back to part 3 of sorting and gathering, in the previous videos we covered sorting, and in this video we will take a look at what I mean with gathering</text:p>
      <text:p text:style-name="P1"/>
      <text:p text:style-name="P1">Sometimes you don’t need to sort your data, but instead partition elements into buckets. We have a special set of functions to do exactly that. They are partition, is_partitioned, partition_copy, stable_partition</text:p>
      <text:p text:style-name="P1"/>
      <text:p text:style-name="P3">Here we have the signatures for partition and stable_partition. These both take in the same first and last iterators and a predicate. </text:p>
      <text:p text:style-name="P3"/>
      <text:p text:style-name="P3">Partition reorders the elements in the range sot that all elements that satisfy the predicate function (return true) are gathered before the elements that return false. </text:p>
      <text:p text:style-name="P3"/>
      <text:p text:style-name="P3">This creates two buckets of elements based on the predicate. Partition does not preserve the relative order of elements of the items it is partitioning, to do that use the stable_partition. </text:p>
      <text:p text:style-name="P3"/>
      <text:p text:style-name="P3">Next we have the signatures for the two functions that verify the partitioning of elements. is_partitioned and partition_point. Both take in a first and last iterator, although of different types, and a predicate. </text:p>
      <text:p text:style-name="P3"/>
      <text:p text:style-name="P3">These functions can be used to see if and where a container of data is partitioned. Std::is_partitioned returns true if all elements in the range that satisfy the predicate are before all of the elements that don’t. It will also return true if the range is empty. Std::partition_point will scan the range for the pint that does not satasify the predicate, and returns an iterator to that element plus one. <text:span text:style-name="T1">Lets look at an example</text:span></text:p>
      <text:p text:style-name="P3"/>
      <text:p text:style-name="P4">&lt;partition.cpp&gt;</text:p>
      <text:p text:style-name="P4"/>
      <text:p text:style-name="P4">In the next video we will be finishing up sorting and gathering with part 4. Thank you for watc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21:23:55.652530357</meta:creation-date>
    <dc:date>2019-03-04T14:52:30.522284292</dc:date>
    <meta:editing-duration>PT3H23M6S</meta:editing-duration>
    <meta:editing-cycles>10</meta:editing-cycles>
    <meta:generator>LibreOffice/6.0.7.3$Linux_X86_64 LibreOffice_project/00m0$Build-3</meta:generator>
    <meta:document-statistic meta:table-count="0" meta:image-count="0" meta:object-count="0" meta:page-count="1" meta:paragraph-count="10" meta:word-count="274" meta:character-count="1649" meta:non-whitespace-character-count="1381"/>
  </office:meta>
</office:document-meta>
</file>